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 fo:background-color="transparen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5" style:family="paragraph" style:parent-style-name="ABNT_20_-_20_Corpo_20_de_20_texto">
      <style:text-properties style:font-name="Arial3" officeooo:rsid="00892041" officeooo:paragraph-rsid="00892041"/>
    </style:style>
    <style:style style:name="P26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27" style:family="paragraph" style:parent-style-name="ABNT_20_-_20_Corpo_20_de_20_texto">
      <style:text-properties officeooo:paragraph-rsid="0018d7b1"/>
    </style:style>
    <style:style style:name="P28" style:family="paragraph" style:parent-style-name="ABNT_20_-_20_Corpo_20_de_20_texto">
      <style:text-properties officeooo:rsid="00740e59" officeooo:paragraph-rsid="00757ac7"/>
    </style:style>
    <style:style style:name="P29" style:family="paragraph" style:parent-style-name="ABNT_20_-_20_Título_20_1" style:master-page-name="Index">
      <style:paragraph-properties style:page-number="auto"/>
    </style:style>
    <style:style style:name="P30" style:family="paragraph" style:parent-style-name="ABNT_20_-_20_Título_20_2">
      <style:text-properties officeooo:rsid="0072d412" officeooo:paragraph-rsid="0072d412"/>
    </style:style>
    <style:style style:name="P31" style:family="paragraph" style:parent-style-name="ABNT_20_-_20_Título_20_3">
      <style:text-properties officeooo:rsid="0072d412" officeooo:paragraph-rsid="0072d4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29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0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1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5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5">A padaria atua na área alimentícia produzindo uma variedade de produtos de panificação, além de doces e outros alimentos.</text:p>
      <text:h text:style-name="ABNT_20_-_20_Título_20_3" text:outline-level="3">Problemas encontrados</text:h>
      <text:p text:style-name="P25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<text:soft-page-break/>Necessidades</text:h>
      <text:p text:style-name="P28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1">RF<text:span text:style-name="T20">01</text:span></text:p>
          </table:table-cell>
          <table:table-cell table:style-name="Table1.A2" office:value-type="string">
            <text:p text:style-name="P21">Efetuar login</text:p>
          </table:table-cell>
          <table:table-cell table:style-name="Table1.A2" office:value-type="string">
            <text:p text:style-name="P21">Administrador, funcionário</text:p>
          </table:table-cell>
          <table:table-cell table:style-name="Table1.D2" office:value-type="string">
            <text:p text:style-name="P21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cadastro de <text:span text:style-name="T16">funcionário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possuirá: Nome de usuário, senha, nome pessoal e RG.</text:p>
            <text:p text:style-name="P17">Ele terá acesso ao cadastro de matéria-prima no estoque e visualizar os alertas emitidos pelo sistema.</text:p>
          </table:table-cell>
        </table:table-row>
        <table:table-row>
          <table:table-cell table:style-name="Table1.A2" office:value-type="string">
            <text:p text:style-name="P12">RF0<text:span text:style-name="T20">3</text:span></text:p>
          </table:table-cell>
          <table:table-cell table:style-name="Table1.A2" office:value-type="string">
            <text:p text:style-name="P17">Realizar cadastro de administrador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9">Um administrador terá as mesmas caracterísitcas de um funcionário. Porém, será o único com acesso de cadastro de receitas diárias, gerar relatórios e gerenci<text:span text:style-name="T19">ame</text:span>nto de funcionários.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0">4</text:span></text:p>
          </table:table-cell>
          <table:table-cell table:style-name="Table1.A2" office:value-type="string">
            <text:p text:style-name="P17">Realizar cadastro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</text:span><text:soft-page-break/><text:span text:style-name="T21">automaticamente do estoque os bens correspon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0">5</text:span></text:p>
          </table:table-cell>
          <table:table-cell table:style-name="Table1.A2" office:value-type="string">
            <text:p text:style-name="P17">Realizar cadastro de receita diária.</text:p>
          </table:table-cell>
          <table:table-cell table:style-name="Table1.A2" office:value-type="string">
            <text:p text:style-name="P17">Admin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, um alerta deve ser em<text:span text:style-name="T19">i</text:span>tido aos <text:span text:style-name="T17">administradores</text:span> do sistema nos dias subsequentes, <text:span text:style-name="T18">e seja oferecida a opção de cadastro atrasado de receita, o registro diário daquele dia deve ser atualizado, mas uma notificação de atraso deve ser incluid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0">6</text:span></text:p>
          </table:table-cell>
          <table:table-cell table:style-name="Table1.A2" office:value-type="string">
            <text:p text:style-name="P20">Salvar registros diários</text:p>
          </table:table-cell>
          <table:table-cell table:style-name="Table1.A2" office:value-type="string">
            <text:p text:style-name="P20">Sistema</text:p>
          </table:table-cell>
          <table:table-cell table:style-name="Table1.D2" office:value-type="string">
            <text:p text:style-name="P20">Ao <text:span text:style-name="T19">f</text:span><text:span text:style-name="T17">im do dia</text:span>, <text:span text:style-name="T19">dois registros diários devem ser cadastrados automaticamente</text:span>. Um para o financeiro,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deve-se incluir um parametro extra contendo a data.</text:span></text:p>
            <text:p text:style-name="P20"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0">7</text:span></text:p>
          </table:table-cell>
          <table:table-cell table:style-name="Table1.A2" office:value-type="string">
            <text:p text:style-name="P22">Realizar cadastro de receitas <text:span text:style-name="T23">de produtos</text:span></text:p>
          </table:table-cell>
          <table:table-cell table:style-name="Table1.A2" office:value-type="string">
            <text:p text:style-name="P22">Funcionário</text:p>
          </table:table-cell>
          <table:table-cell table:style-name="Table1.D2" office:value-type="string">
            <text:p text:style-name="P22">Uma receita deve conter uma lista de ingredientes e a quantidade necessária para a porção, além de uma descrição de preparo. O custo <text:soft-page-break/>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0">8</text:span></text:p>
          </table:table-cell>
          <table:table-cell table:style-name="Table1.A2" office:value-type="string">
            <text:p text:style-name="P23">Emitir alertas</text:p>
          </table:table-cell>
          <table:table-cell table:style-name="Table1.A2" office:value-type="string">
            <text:p text:style-name="P23">Sistema</text:p>
          </table:table-cell>
          <table:table-cell table:style-name="Table1.D2" office:value-type="string">
            <text:p text:style-name="P23">Um funcionário deve receber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0">9</text:span></text:p>
          </table:table-cell>
          <table:table-cell table:style-name="Table1.A2" office:value-type="string">
            <text:p text:style-name="P24">Gerar relatórios</text:p>
          </table:table-cell>
          <table:table-cell table:style-name="Table1.A2" office:value-type="string">
            <text:p text:style-name="P24">Administrador</text:p>
          </table:table-cell>
          <table:table-cell table:style-name="Table1.D2" office:value-type="string">
            <text:p text:style-name="P24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26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7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58M22S</meta:editing-duration>
    <meta:editing-cycles>19</meta:editing-cycles>
    <meta:generator>LibreOffice/7.3.7.2$Linux_X86_64 LibreOffice_project/30$Build-2</meta:generator>
    <dc:date>2023-09-12T11:18:59.038975597</dc:date>
    <meta:document-statistic meta:table-count="1" meta:image-count="0" meta:object-count="0" meta:page-count="7" meta:paragraph-count="80" meta:word-count="933" meta:character-count="5891" meta:non-whitespace-character-count="5051"/>
  </office:meta>
</office:document-meta>
</file>